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37fd" officeooo:paragraph-rsid="000d37fd"/>
    </style:style>
    <style:style style:name="P2" style:family="paragraph" style:parent-style-name="Standard">
      <style:text-properties officeooo:paragraph-rsid="000d37fd"/>
    </style:style>
    <style:style style:name="P3" style:family="paragraph" style:parent-style-name="Standard">
      <style:text-properties officeooo:rsid="000d37fd" officeooo:paragraph-rsid="000d37fd"/>
    </style:style>
    <style:style style:name="P4" style:family="paragraph" style:parent-style-name="Standard">
      <style:text-properties officeooo:rsid="000f0618" officeooo:paragraph-rsid="000f0618"/>
    </style:style>
    <style:style style:name="T1" style:family="text">
      <style:text-properties officeooo:rsid="000d37fd"/>
    </style:style>
    <style:style style:name="T2" style:family="text">
      <style:text-properties fo:color="#569cd6" style:font-name="Droid Sans Mono" fo:font-size="10.5pt" fo:font-weight="normal" fo:background-color="#1e1e1e" loext:char-shading-value="0"/>
    </style:style>
    <style:style style:name="T3" style:family="text">
      <style:text-properties fo:color="#d4d4d4" style:font-name="Droid Sans Mono" fo:font-size="10.5pt" fo:font-weight="normal" fo:background-color="#1e1e1e" loext:char-shading-value="0"/>
    </style:style>
    <style:style style:name="T4" style:family="text">
      <style:text-properties fo:color="#dcdcaa" style:font-name="Droid Sans Mono" fo:font-size="10.5pt" fo:font-weight="normal" fo:background-color="#1e1e1e" loext:char-shading-value="0"/>
    </style:style>
    <style:style style:name="T5" style:family="text">
      <style:text-properties fo:color="#9cdcfe" style:font-name="Droid Sans Mono" fo:font-size="10.5pt" fo:font-weight="normal" fo:background-color="#1e1e1e" loext:char-shading-value="0"/>
    </style:style>
    <style:style style:name="T6" style:family="text">
      <style:text-properties officeooo:rsid="000f06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çen hafta database’de (TXT’de) yer alan kitapların araştırılmasında hangi fonksiyonların kullanıldığından bahsetmiştik.</text:p>
      <text:p text:style-name="P1"/>
      <text:p text:style-name="P1">Bu hafta personel tarafından bir müşteriye kitap satılmasından <text:span text:style-name="T6">ve kitap iadesinden </text:span>söz edeceğiz.</text:p>
      <text:p text:style-name="P2"><text:span text:style-name="T1">Personel girişi yapıldıktan sonra hangi personel satış yapıyorsa onun giriş yapması istenir. Sonrasında satış menüsü açılır. Menü açıldıktan sonra </text:span><text:span text:style-name="T2">void</text:span><text:span text:style-name="T3"> </text:span><text:span text:style-name="T4">sellBook</text:span><text:span text:style-name="T3">(</text:span><text:span text:style-name="T2">int</text:span><text:span text:style-name="T3"> </text:span><text:span text:style-name="T5">idCurrentPersonel</text:span><text:span text:style-name="T3">);</text:span></text:p>
      <text:p text:style-name="P1">fonksiyonu çağrılır. Fonksiyon parametre olarak aldığı personelin ID’sini kontrol eder, sonrasında tüm müşteriler ekrana bastırılarak hangi müşteriye satış yapılacağı sorulur. Bilgiler girildikten sonra kitap ID’si sorulur ve gerekli kontroller yapılır. Sonrasında ödemenin müşterinin bakiyesinden mi yoksa elden mi yapılacağına dair soru sorulur. Müşteri bakiyesinden ödeme yapılacaksa bakiye kontrol edilir ve gerekli işlemler yapılır. Elden yapılacaksa ve verilen para yetersizse geri kalan miktar müşterinin bakiyesinde bulunuyorsa bakiyeden düşülerek işlem tamamlanabilir. Bu işlemler yapıldıktan sonra satış personelin satışlarına eklenir ve müşterinin bakiyesi azaltılabilir duruma göre, ayrıca kitap satışı olduğu için kitabın adedi 1 düşürülür.</text:p>
      <text:p text:style-name="P1"/>
      <text:p text:style-name="P4">Ayrıca kitap iadesi için gerekli bilgiler personel tarafından alındıktan sonra eğer ki şartlar karşılanıyorsa kitap iade alınır, kitabın adedi 1 arttırılır ve kitap ücreti müşterinin bakiyesine ekle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6T23:09:46.469671472</meta:creation-date>
    <dc:date>2021-05-06T23:16:58.946244962</dc:date>
    <meta:editing-duration>PT6M12S</meta:editing-duration>
    <meta:editing-cycles>2</meta:editing-cycles>
    <meta:generator>LibreOffice/6.4.6.2$Linux_X86_64 LibreOffice_project/40$Build-2</meta:generator>
    <meta:document-statistic meta:table-count="0" meta:image-count="0" meta:object-count="0" meta:page-count="1" meta:paragraph-count="5" meta:word-count="166" meta:character-count="1356" meta:non-whitespace-character-count="1195"/>
  </office:meta>
</office:document-meta>
</file>